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2812" officeooo:paragraph-rsid="00052812"/>
    </style:style>
    <style:style style:name="P2" style:family="paragraph" style:parent-style-name="Standard">
      <style:paragraph-properties fo:text-align="justify" style:justify-single-word="false"/>
      <style:text-properties officeooo:rsid="00052812" officeooo:paragraph-rsid="00052812"/>
    </style:style>
    <style:style style:name="P3" style:family="paragraph" style:parent-style-name="Standard">
      <style:paragraph-properties fo:text-align="justify" style:justify-single-word="false"/>
      <style:text-properties officeooo:rsid="0005a364" officeooo:paragraph-rsid="0005a364"/>
    </style:style>
    <style:style style:name="P4" style:family="paragraph" style:parent-style-name="Standard">
      <style:paragraph-properties fo:text-align="justify" style:justify-single-word="false"/>
      <style:text-properties officeooo:rsid="00052812" officeooo:paragraph-rsid="00052812"/>
    </style:style>
    <style:style style:name="P5" style:family="paragraph" style:parent-style-name="Standard">
      <style:paragraph-properties fo:text-align="justify" style:justify-single-word="false"/>
      <style:text-properties officeooo:rsid="0007429a" officeooo:paragraph-rsid="0007429a"/>
    </style:style>
    <style:style style:name="P6" style:family="paragraph" style:parent-style-name="Standard">
      <style:paragraph-properties fo:text-align="justify" style:justify-single-word="false"/>
      <style:text-properties officeooo:rsid="00089d00" officeooo:paragraph-rsid="00089d00"/>
    </style:style>
    <style:style style:name="P7" style:family="paragraph" style:parent-style-name="Standard">
      <style:paragraph-properties fo:text-align="justify" style:justify-single-word="false"/>
      <style:text-properties officeooo:rsid="00099d4b" officeooo:paragraph-rsid="00099d4b"/>
    </style:style>
    <style:style style:name="P8" style:family="paragraph" style:parent-style-name="Standard">
      <style:paragraph-properties fo:text-align="justify" style:justify-single-word="false"/>
      <style:text-properties fo:color="#2a6099" officeooo:rsid="00099d4b" officeooo:paragraph-rsid="00099d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urnal de projet</text:p>
      <text:p text:style-name="P1"/>
      <text:p text:style-name="P2">Lundi 01 février :</text:p>
      <text:p text:style-name="P2">Modification des prototypes de l’IHM</text:p>
      <text:p text:style-name="P2">Modification du dossier d’analyse</text:p>
      <text:p text:style-name="P2"/>
      <text:p text:style-name="P2">Mardi 02 février :</text:p>
      <text:p text:style-name="P2">Finalisation des prototypes IHM</text:p>
      <text:p text:style-name="P3">Modification diagramme de Gantt prévisionnel</text:p>
      <text:p text:style-name="P2">Recherches BDD SQLite</text:p>
      <text:p text:style-name="P2"/>
      <text:p text:style-name="P5">Mercredi 03 février :</text:p>
      <text:p text:style-name="P6">Ajout de maquettes</text:p>
      <text:p text:style-name="P5">Modification des maquettes dans le dossier d’analyse</text:p>
      <text:p text:style-name="P7">Début de BDD générale :</text:p>
      <text:p text:style-name="P8">AssociationPointeauLieu, 11 LIEUX, 1N POINTEAUX</text:p>
      <text:p text:style-name="P8">LIEUX : idLieux, batiment, etage, emplacement</text:p>
      <text:p text:style-name="P8">RESPONSABLES : idResponsable, nom, prenom, numBadge, login, mdp, statut</text:p>
      <text:p text:style-name="P8"/>
      <text:p text:style-name="P8">POINTEAUX : idPointeau, designation, statut, tag_mifare</text:p>
      <text:p text:style-name="P8">HistoriqueRondes, 11 RONDES, 11 AGENTS</text:p>
      <text:p text:style-name="P8">AGENTS : idAgent, nom, prenom, numBadge, statut</text:p>
      <text:p text:style-name="P8"/>
      <text:p text:style-name="P8">AssociationRondePointeau, 1N RONDES, 1N POINTEAUX</text:p>
      <text:p text:style-name="P8">RONDES : idRonde, nom, tempsMini, tempsMaxi, statut</text:p>
      <text:p text:style-name="P8">AssociationAgentRonde, 1N AGENTS, 1N RONDES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02T11:08:35.164122528</meta:creation-date>
    <dc:date>2021-02-03T10:45:49.167248836</dc:date>
    <meta:editing-duration>PT40M32S</meta:editing-duration>
    <meta:editing-cycles>4</meta:editing-cycles>
    <meta:generator>LibreOffice/6.3.5.2$Linux_X86_64 LibreOffice_project/30$Build-2</meta:generator>
    <meta:document-statistic meta:table-count="0" meta:image-count="0" meta:object-count="0" meta:page-count="1" meta:paragraph-count="21" meta:word-count="106" meta:character-count="778" meta:non-whitespace-character-count="693"/>
  </office:meta>
</office:document-meta>
</file>